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3681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4972in"/>
    </style:style>
    <style:style style:name="co10" style:family="table-column">
      <style:table-column-properties fo:break-before="auto" style:column-width="1.2346in"/>
    </style:style>
    <style:style style:name="co11" style:family="table-column">
      <style:table-column-properties fo:break-before="auto" style:column-width="1.8984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1.9425in"/>
    </style:style>
    <style:style style:name="co14" style:family="table-column">
      <style:table-column-properties fo:break-before="auto" style:column-width="1.389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574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3083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5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16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5.2366in" svg:height="5.8035in" svg:x="1.7579in" svg:y="7.6827in">
            <draw:object draw:notify-on-update-of-ranges="RESULTS.A17:RESULTS.A20 RESULTS.C17:RESULTS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0.2268in" svg:height="0.3083in" draw:transform="rotate (1.5707963267949) translate (1.88228346456693in 10.0582677165354in)">
            <draw:text-box>
              <text:p><text:span text:style-name="T1">3</text:span></text:p>
            </draw:text-box>
          </draw:frame>
          <draw:frame draw:z-index="2" draw:style-name="gr3" draw:text-style-name="P2" svg:width="0.5012in" svg:height="0.385in" draw:transform="rotate (1.5707963267949) translate (2.20944881889764in 10.0657480314961in)">
            <draw:text-box>
              <text:p><text:span text:style-name="T1">opt</text:span></text:p>
            </draw:text-box>
          </draw:frame>
          <draw:frame draw:z-index="3" draw:style-name="gr1" draw:text-style-name="P1" svg:width="5.2366in" svg:height="5.8035in" svg:x="8.0894in" svg:y="7.7106in">
            <draw:object draw:notify-on-update-of-ranges="RESULTS.A12:RESULTS.A15 RESULTS.C12:RESULTS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4" draw:text-style-name="P2" svg:width="0.3614in" svg:height="0.3165in" draw:transform="rotate (1.5707963267949) translate (8.17204724409449in 10.0106299212598in)">
            <draw:text-box>
              <text:p><text:span text:style-name="T1">15</text:span></text:p>
            </draw:text-box>
          </draw:frame>
          <draw:frame draw:z-index="5" draw:style-name="gr4" draw:text-style-name="P2" svg:width="0.3614in" svg:height="0.3165in" draw:transform="rotate (1.5707963267949) translate (8.52283464566929in 9.99055118110236in)">
            <draw:text-box>
              <text:p><text:span text:style-name="T1">h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number-columns-repeated="1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5" office:value-type="string" calcext:value-type="string" table:number-columns-spanned="11" table:number-rows-spanned="1">
            <text:p>Relative improvement over the best result of heuristics averaged over 22 instances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17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a280</text:p>
          </table:table-cell>
          <table:table-cell table:style-name="ce19" office:value-type="string" calcext:value-type="string">
            <text:p>d493</text:p>
          </table:table-cell>
          <table:table-cell table:style-name="ce19" office:value-type="string" calcext:value-type="string">
            <text:p>fl417</text:p>
          </table:table-cell>
          <table:table-cell table:style-name="ce19" office:value-type="string" calcext:value-type="string">
            <text:p>gil262</text:p>
          </table:table-cell>
          <table:table-cell table:style-name="ce19" office:value-type="string" calcext:value-type="string">
            <text:p>gr202</text:p>
          </table:table-cell>
          <table:table-cell table:style-name="ce19" office:value-type="string" calcext:value-type="string">
            <text:p>gr229</text:p>
          </table:table-cell>
          <table:table-cell table:style-name="ce19" office:value-type="string" calcext:value-type="string">
            <text:p>gr431</text:p>
            <text:p/>
          </table:table-cell>
          <table:table-cell table:style-name="ce19" office:value-type="string" calcext:value-type="string">
            <text:p>kroA200</text:p>
          </table:table-cell>
          <table:table-cell table:style-name="ce19" office:value-type="string" calcext:value-type="string">
            <text:p>kroB200</text:p>
          </table:table-cell>
          <table:table-cell table:style-name="ce19" office:value-type="string" calcext:value-type="string">
            <text:p>lin318</text:p>
          </table:table-cell>
          <table:table-cell table:style-name="ce19" office:value-type="string" calcext:value-type="string">
            <text:p>pcb442</text:p>
          </table:table-cell>
          <table:table-cell table:style-name="ce19" office:value-type="string" calcext:value-type="string">
            <text:p>pr226</text:p>
          </table:table-cell>
          <table:table-cell table:style-name="ce19" office:value-type="string" calcext:value-type="string">
            <text:p>pr264</text:p>
          </table:table-cell>
          <table:table-cell table:style-name="ce19" office:value-type="string" calcext:value-type="string">
            <text:p>pr299</text:p>
          </table:table-cell>
          <table:table-cell table:style-name="ce19" office:value-type="string" calcext:value-type="string">
            <text:p>pr439</text:p>
          </table:table-cell>
          <table:table-cell table:style-name="ce19" office:value-type="string" calcext:value-type="string">
            <text:p>rd400</text:p>
          </table:table-cell>
          <table:table-cell table:style-name="ce19" office:value-type="string" calcext:value-type="string">
            <text:p>ts225</text:p>
          </table:table-cell>
          <table:table-cell table:style-name="ce19" office:value-type="string" calcext:value-type="string">
            <text:p>tsp225</text:p>
          </table:table-cell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8" office:value-type="float" office:value="2586.76964756316" calcext:value-type="float">
            <text:p>2586.76964756316</text:p>
          </table:table-cell>
          <table:table-cell table:style-name="ce19" table:number-columns-repeated="3"/>
          <table:table-cell table:style-name="ce18" office:value-type="float" office:value="40107.0670627768" calcext:value-type="float">
            <text:p>40107.0670627768</text:p>
          </table:table-cell>
          <table:table-cell table:style-name="ce19" table:number-columns-repeated="5"/>
          <table:table-cell table:style-name="ce18" office:value-type="float" office:value="50783.5475137353" calcext:value-type="float">
            <text:p>50783.5475137353</text:p>
          </table:table-cell>
          <table:table-cell table:style-name="ce19" table:number-columns-repeated="7"/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9" office:value-type="float" office:value="2823.57550041178" calcext:value-type="float">
            <text:p>2823.57550041178</text:p>
          </table:table-cell>
          <table:table-cell table:style-name="ce19" office:value-type="float" office:value="37168.2520500498" calcext:value-type="float">
            <text:p>37168.2520500498</text:p>
          </table:table-cell>
          <table:table-cell table:style-name="ce19" office:value-type="float" office:value="12163.0454825405" calcext:value-type="float">
            <text:p>12163.0454825405</text:p>
          </table:table-cell>
          <table:table-cell table:style-name="ce19" office:value-type="float" office:value="2508.44270697653" calcext:value-type="float">
            <text:p>2508.44270697653</text:p>
          </table:table-cell>
          <table:table-cell table:style-name="ce19" office:value-type="float" office:value="42075.4847699761" calcext:value-type="float">
            <text:p>42075.4847699761</text:p>
          </table:table-cell>
          <table:table-cell table:style-name="ce19" office:value-type="float" office:value="140095.067486166" calcext:value-type="float">
            <text:p>140095.067486166</text:p>
          </table:table-cell>
          <table:table-cell table:style-name="ce19" office:value-type="float" office:value="180477.786893014" calcext:value-type="float">
            <text:p>180477.786893014</text:p>
          </table:table-cell>
          <table:table-cell table:style-name="ce19" office:value-type="float" office:value="30324.3486861728" calcext:value-type="float">
            <text:p>30324.3486861728</text:p>
          </table:table-cell>
          <table:table-cell table:style-name="ce19" office:value-type="float" office:value="30448.5202488339" calcext:value-type="float">
            <text:p>30448.5202488339</text:p>
          </table:table-cell>
          <table:table-cell table:style-name="ce19" office:value-type="float" office:value="44274.8687342631" calcext:value-type="float">
            <text:p>44274.8687342631</text:p>
          </table:table-cell>
          <table:table-cell table:style-name="ce19" office:value-type="float" office:value="55478.2262631986" calcext:value-type="float">
            <text:p>55478.2262631986</text:p>
          </table:table-cell>
          <table:table-cell table:style-name="ce19" office:value-type="float" office:value="80894.6080758516" calcext:value-type="float">
            <text:p>80894.6080758516</text:p>
          </table:table-cell>
          <table:table-cell table:style-name="ce19" office:value-type="float" office:value="53611.3002678582" calcext:value-type="float">
            <text:p>53611.3002678582</text:p>
          </table:table-cell>
          <table:table-cell table:style-name="ce19" office:value-type="float" office:value="50728.1545845045" calcext:value-type="float">
            <text:p>50728.1545845045</text:p>
          </table:table-cell>
          <table:table-cell table:style-name="ce19" office:value-type="float" office:value="112772.500705695" calcext:value-type="float">
            <text:p>112772.500705695</text:p>
          </table:table-cell>
          <table:table-cell table:style-name="ce19" office:value-type="float" office:value="16173.0355226808" calcext:value-type="float">
            <text:p>16173.0355226808</text:p>
          </table:table-cell>
          <table:table-cell table:style-name="ce19" office:value-type="float" office:value="133523.722822265" calcext:value-type="float">
            <text:p>133523.722822265</text:p>
          </table:table-cell>
          <table:table-cell table:style-name="ce19" office:value-type="float" office:value="4103.31582730153" calcext:value-type="float">
            <text:p>4103.31582730153</text:p>
          </table:table-cell>
          <table:table-cell table:style-name="ce131" table:number-columns-repeated="10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4"/>
          <table:table-cell table:style-name="ce23" table:number-columns-repeated="2"/>
          <table:table-cell table:style-name="ce19" table:number-columns-repeated="12"/>
          <table:table-cell table:style-name="ce131" table:number-columns-repeated="10"/>
          <table:table-cell table:number-columns-repeated="6"/>
        </table:table-row>
        <table:table-row table:style-name="ro4">
          <table:table-cell table:style-name="ce3" table:number-columns-repeated="3"/>
          <table:table-cell table:style-name="ce21" office:value-type="string" calcext:value-type="string" table:number-columns-spanned="11" table:number-rows-spanned="1">
            <text:p>Absolute values</text:p>
          </table:table-cell>
          <table:covered-table-cell table:number-columns-repeated="3" table:style-name="ce3"/>
          <table:covered-table-cell table:number-columns-repeated="2" table:style-name="ce30"/>
          <table:covered-table-cell table:number-columns-repeated="5" table:style-name="ce3"/>
          <table:table-cell table:style-name="ce61" table:number-columns-repeated="23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number-columns-repeated="2"/>
          <table:table-cell office:value-type="float" office:value="2792.31279968285" calcext:value-type="float">
            <text:p>2792.31279968285</text:p>
          </table:table-cell>
          <table:table-cell office:value-type="float" office:value="40135.7077035137" calcext:value-type="float">
            <text:p>40135.7077035137</text:p>
          </table:table-cell>
          <table:table-cell office:value-type="float" office:value="13518.9200023834" calcext:value-type="float">
            <text:p>13518.9200023834</text:p>
          </table:table-cell>
          <table:table-cell office:value-type="float" office:value="2634.91835061422" calcext:value-type="float">
            <text:p>2634.91835061422</text:p>
          </table:table-cell>
          <table:table-cell table:style-name="Default" office:value-type="float" office:value="43863.4456628319" calcext:value-type="float">
            <text:p>43863.4456628319</text:p>
          </table:table-cell>
          <table:table-cell table:style-name="Default" office:value-type="float" office:value="145936.4094073" calcext:value-type="float">
            <text:p>145936.4094073</text:p>
          </table:table-cell>
          <table:table-cell office:value-type="float" office:value="199835.154902476" calcext:value-type="float">
            <text:p>199835.154902476</text:p>
          </table:table-cell>
          <table:table-cell office:value-type="float" office:value="31392.5712326433" calcext:value-type="float">
            <text:p>31392.5712326433</text:p>
          </table:table-cell>
          <table:table-cell office:value-type="float" office:value="32621.2283468521" calcext:value-type="float">
            <text:p>32621.2283468521</text:p>
          </table:table-cell>
          <table:table-cell office:value-type="float" office:value="46359.8247773534" calcext:value-type="float">
            <text:p>46359.8247773534</text:p>
          </table:table-cell>
          <table:table-cell office:value-type="float" office:value="59493.058573593" calcext:value-type="float">
            <text:p>59493.058573593</text:p>
          </table:table-cell>
          <table:table-cell office:value-type="float" office:value="86864.2150117775" calcext:value-type="float">
            <text:p>86864.2150117775</text:p>
          </table:table-cell>
          <table:table-cell office:value-type="float" office:value="54139.5636225327" calcext:value-type="float">
            <text:p>54139.5636225327</text:p>
          </table:table-cell>
          <table:table-cell office:value-type="float" office:value="53305.3285970294" calcext:value-type="float">
            <text:p>53305.3285970294</text:p>
          </table:table-cell>
          <table:table-cell office:value-type="float" office:value="120192.636134751" calcext:value-type="float">
            <text:p>120192.636134751</text:p>
          </table:table-cell>
          <table:table-cell office:value-type="float" office:value="17305.9083385361" calcext:value-type="float">
            <text:p>17305.9083385361</text:p>
          </table:table-cell>
          <table:table-cell office:value-type="float" office:value="130855.846350754" calcext:value-type="float">
            <text:p>130855.846350754</text:p>
          </table:table-cell>
          <table:table-cell office:value-type="float" office:value="4205.46865749876" calcext:value-type="float">
            <text:p>4205.46865749876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number-columns-repeated="2"/>
          <table:table-cell office:value-type="float" office:value="2804.51916712685" calcext:value-type="float">
            <text:p>2804.51916712685</text:p>
          </table:table-cell>
          <table:table-cell office:value-type="float" office:value="38141.4381533107" calcext:value-type="float">
            <text:p>38141.4381533107</text:p>
          </table:table-cell>
          <table:table-cell office:value-type="float" office:value="12774.34186645" calcext:value-type="float">
            <text:p>12774.34186645</text:p>
          </table:table-cell>
          <table:table-cell office:value-type="float" office:value="2527.47893510545" calcext:value-type="float">
            <text:p>2527.47893510545</text:p>
          </table:table-cell>
          <table:table-cell table:style-name="Default" office:value-type="float" office:value="41904.8131443188" calcext:value-type="float">
            <text:p>41904.8131443188</text:p>
          </table:table-cell>
          <table:table-cell table:style-name="Default" office:value-type="float" office:value="140160.600514294" calcext:value-type="float">
            <text:p>140160.600514294</text:p>
          </table:table-cell>
          <table:table-cell office:value-type="float" office:value="185348.701558646" calcext:value-type="float">
            <text:p>185348.701558646</text:p>
          </table:table-cell>
          <table:table-cell office:value-type="float" office:value="30880.2869146581" calcext:value-type="float">
            <text:p>30880.2869146581</text:p>
          </table:table-cell>
          <table:table-cell office:value-type="float" office:value="31015.6518459752" calcext:value-type="float">
            <text:p>31015.6518459752</text:p>
          </table:table-cell>
          <table:table-cell office:value-type="float" office:value="45078.6250240542" calcext:value-type="float">
            <text:p>45078.6250240542</text:p>
          </table:table-cell>
          <table:table-cell office:value-type="float" office:value="55618.1817713906" calcext:value-type="float">
            <text:p>55618.1817713906</text:p>
          </table:table-cell>
          <table:table-cell office:value-type="float" office:value="85587.5254079289" calcext:value-type="float">
            <text:p>85587.5254079289</text:p>
          </table:table-cell>
          <table:table-cell office:value-type="float" office:value="54886.6913915925" calcext:value-type="float">
            <text:p>54886.6913915925</text:p>
          </table:table-cell>
          <table:table-cell office:value-type="float" office:value="51657.5833918112" calcext:value-type="float">
            <text:p>51657.5833918112</text:p>
          </table:table-cell>
          <table:table-cell office:value-type="float" office:value="116514.753269029" calcext:value-type="float">
            <text:p>116514.753269029</text:p>
          </table:table-cell>
          <table:table-cell office:value-type="float" office:value="16338.5547238827" calcext:value-type="float">
            <text:p>16338.5547238827</text:p>
          </table:table-cell>
          <table:table-cell office:value-type="float" office:value="134194.673148624" calcext:value-type="float">
            <text:p>134194.673148624</text:p>
          </table:table-cell>
          <table:table-cell office:value-type="float" office:value="4069.8519430663" calcext:value-type="float">
            <text:p>4069.8519430663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number-columns-repeated="2"/>
          <table:table-cell office:value-type="float" office:value="2829.27220609119" calcext:value-type="float">
            <text:p>2829.27220609119</text:p>
          </table:table-cell>
          <table:table-cell office:value-type="float" office:value="38366.5672042029" calcext:value-type="float">
            <text:p>38366.5672042029</text:p>
          </table:table-cell>
          <table:table-cell office:value-type="float" office:value="12900.4324225316" calcext:value-type="float">
            <text:p>12900.4324225316</text:p>
          </table:table-cell>
          <table:table-cell office:value-type="float" office:value="2542.18367149382" calcext:value-type="float">
            <text:p>2542.18367149382</text:p>
          </table:table-cell>
          <table:table-cell table:style-name="Default" office:value-type="float" office:value="41837.5560667068" calcext:value-type="float">
            <text:p>41837.5560667068</text:p>
          </table:table-cell>
          <table:table-cell table:style-name="Default" office:value-type="float" office:value="141857.167932737" calcext:value-type="float">
            <text:p>141857.167932737</text:p>
          </table:table-cell>
          <table:table-cell office:value-type="float" office:value="186266.501290025" calcext:value-type="float">
            <text:p>186266.501290025</text:p>
          </table:table-cell>
          <table:table-cell office:value-type="float" office:value="31244.0466001621" calcext:value-type="float">
            <text:p>31244.0466001621</text:p>
          </table:table-cell>
          <table:table-cell office:value-type="float" office:value="30731.4169652948" calcext:value-type="float">
            <text:p>30731.4169652948</text:p>
          </table:table-cell>
          <table:table-cell office:value-type="float" office:value="45822.0390794269" calcext:value-type="float">
            <text:p>45822.0390794269</text:p>
          </table:table-cell>
          <table:table-cell office:value-type="float" office:value="55878.6999100362" calcext:value-type="float">
            <text:p>55878.6999100362</text:p>
          </table:table-cell>
          <table:table-cell office:value-type="float" office:value="82837.515530477" calcext:value-type="float">
            <text:p>82837.515530477</text:p>
          </table:table-cell>
          <table:table-cell office:value-type="float" office:value="54048.4808782823" calcext:value-type="float">
            <text:p>54048.4808782823</text:p>
          </table:table-cell>
          <table:table-cell office:value-type="float" office:value="52890.2754237413" calcext:value-type="float">
            <text:p>52890.2754237413</text:p>
          </table:table-cell>
          <table:table-cell office:value-type="float" office:value="119616.81434011" calcext:value-type="float">
            <text:p>119616.81434011</text:p>
          </table:table-cell>
          <table:table-cell office:value-type="float" office:value="16448.3900431077" calcext:value-type="float">
            <text:p>16448.3900431077</text:p>
          </table:table-cell>
          <table:table-cell office:value-type="float" office:value="132110.359012955" calcext:value-type="float">
            <text:p>132110.359012955</text:p>
          </table:table-cell>
          <table:table-cell office:value-type="float" office:value="4101.32283770826" calcext:value-type="float">
            <text:p>4101.32283770826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number-columns-repeated="2"/>
          <table:table-cell office:value-type="float" office:value="2952.61545188067" calcext:value-type="float">
            <text:p>2952.61545188067</text:p>
          </table:table-cell>
          <table:table-cell office:value-type="float" office:value="51257.7618814872" calcext:value-type="float">
            <text:p>51257.7618814872</text:p>
          </table:table-cell>
          <table:table-cell office:value-type="float" office:value="15531.9733338515" calcext:value-type="float">
            <text:p>15531.9733338515</text:p>
          </table:table-cell>
          <table:table-cell office:value-type="float" office:value="2626.62797680014" calcext:value-type="float">
            <text:p>2626.62797680014</text:p>
          </table:table-cell>
          <table:table-cell table:style-name="Default" office:value-type="float" office:value="41866.2721230273" calcext:value-type="float">
            <text:p>41866.2721230273</text:p>
          </table:table-cell>
          <table:table-cell table:style-name="Default" office:value-type="float" office:value="141512.502851828" calcext:value-type="float">
            <text:p>141512.502851828</text:p>
          </table:table-cell>
          <table:table-cell office:value-type="float" office:value="219143.062319125" calcext:value-type="float">
            <text:p>219143.062319125</text:p>
          </table:table-cell>
          <table:table-cell office:value-type="float" office:value="31171.9511479554" calcext:value-type="float">
            <text:p>31171.9511479554</text:p>
          </table:table-cell>
          <table:table-cell office:value-type="float" office:value="31447.6138407928" calcext:value-type="float">
            <text:p>31447.6138407928</text:p>
          </table:table-cell>
          <table:table-cell office:value-type="float" office:value="48707.4311331561" calcext:value-type="float">
            <text:p>48707.4311331561</text:p>
          </table:table-cell>
          <table:table-cell office:value-type="float" office:value="75938.3960950931" calcext:value-type="float">
            <text:p>75938.3960950931</text:p>
          </table:table-cell>
          <table:table-cell office:value-type="float" office:value="83610.3833695779" calcext:value-type="float">
            <text:p>83610.3833695779</text:p>
          </table:table-cell>
          <table:table-cell office:value-type="float" office:value="54924.3263297084" calcext:value-type="float">
            <text:p>54924.3263297084</text:p>
          </table:table-cell>
          <table:table-cell office:value-type="float" office:value="54165.3603626592" calcext:value-type="float">
            <text:p>54165.3603626592</text:p>
          </table:table-cell>
          <table:table-cell office:value-type="float" office:value="149877.791564286" calcext:value-type="float">
            <text:p>149877.791564286</text:p>
          </table:table-cell>
          <table:table-cell office:value-type="float" office:value="20595.6367243598" calcext:value-type="float">
            <text:p>20595.6367243598</text:p>
          </table:table-cell>
          <table:table-cell office:value-type="float" office:value="136517.442647933" calcext:value-type="float">
            <text:p>136517.442647933</text:p>
          </table:table-cell>
          <table:table-cell office:value-type="float" office:value="4191.25757489721" calcext:value-type="float">
            <text:p>4191.25757489721</text:p>
          </table:table-cell>
          <table:table-cell table:number-columns-repeated="16"/>
        </table:table-row>
        <table:table-row table:style-name="ro4">
          <table:table-cell table:style-name="ce3" table:number-columns-spanned="2" table:number-rows-spanned="1"/>
          <table:covered-table-cell table:style-name="ce12" table:formula="of:=SUM([.D11:.N11])/22" office:value-type="float" office:value="0" calcext:value-type="float">
            <text:p>0</text:p>
          </table:covered-table-cell>
          <table:table-cell table:style-name="ce12"/>
          <table:table-cell table:style-name="ce21" office:value-type="string" calcext:value-type="string" table:number-columns-spanned="11" table:number-rows-spanned="1">
            <text:p>Relative difference of the fitness value in comparison with the best result of heuristics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17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formula="of:=SUM([.D12:.U12])/15" office:value-type="float" office:value="-0.054638052168763" calcext:value-type="float">
            <text:p>-0.054638052168763</text:p>
          </table:table-cell>
          <table:table-cell table:style-name="ce13" table:formula="of:=[.B12]*(-1)" office:value-type="percentage" office:value="0.054638052168763" calcext:value-type="percentage">
            <text:p>5.46%</text:p>
          </table:table-cell>
          <table:table-cell table:style-name="ce112"/>
          <table:table-cell table:style-name="ce112" table:formula="of:=([.E$4]-[.E7])/[.E$4]" office:value-type="float" office:value="-0.0798384505536607" calcext:value-type="float">
            <text:p>-0.079838450553661</text:p>
          </table:table-cell>
          <table:table-cell table:style-name="ce112" table:formula="of:=([.F$4]-[.F7])/[.F$4]" office:value-type="float" office:value="-0.111474919812575" calcext:value-type="float">
            <text:p>-0.111474919812575</text:p>
          </table:table-cell>
          <table:table-cell table:style-name="ce112" table:formula="of:=([.G$4]-[.G7])/[.G$4]" office:value-type="float" office:value="-0.0504199849914583" calcext:value-type="float">
            <text:p>-0.050419984991458</text:p>
          </table:table-cell>
          <table:table-cell table:style-name="ce112"/>
          <table:table-cell table:style-name="ce112" table:formula="of:=([.I$4]-[.I7])/[.I$4]" office:value-type="float" office:value="-0.0416955573522303" calcext:value-type="float">
            <text:p>-0.04169555735223</text:p>
          </table:table-cell>
          <table:table-cell table:style-name="ce112" table:formula="of:=([.J$4]-[.J7])/[.J$4]" office:value-type="float" office:value="-0.107256235477538" calcext:value-type="float">
            <text:p>-0.107256235477538</text:p>
          </table:table-cell>
          <table:table-cell table:style-name="ce112" table:formula="of:=([.K$4]-[.K7])/[.K$4]" office:value-type="float" office:value="-0.0352265619131857" calcext:value-type="float">
            <text:p>-0.035226561913186</text:p>
          </table:table-cell>
          <table:table-cell table:style-name="ce112" table:formula="of:=([.L$4]-[.L7])/[.L$4]" office:value-type="float" office:value="-0.0713567713722117" calcext:value-type="float">
            <text:p>-0.071356771372212</text:p>
          </table:table-cell>
          <table:table-cell table:style-name="ce112" table:formula="of:=([.M$4]-[.M7])/[.M$4]" office:value-type="float" office:value="-0.0470911851959215" calcext:value-type="float">
            <text:p>-0.047091185195922</text:p>
          </table:table-cell>
          <table:table-cell table:style-name="ce112"/>
          <table:table-cell table:style-name="ce112" table:formula="of:=([.O$4]-[.O7])/[.O$4]" office:value-type="float" office:value="-0.0737948681366802" calcext:value-type="float">
            <text:p>-0.07379486813668</text:p>
          </table:table-cell>
          <table:table-cell table:style-name="ce112" table:formula="of:=([.P$4]-[.P7])/[.P$4]" office:value-type="float" office:value="-0.00985358221186844" calcext:value-type="float">
            <text:p>-0.009853582211868</text:p>
          </table:table-cell>
          <table:table-cell table:style-name="ce112" table:formula="of:=([.Q$4]-[.Q7])/[.Q$4]" office:value-type="float" office:value="-0.0508036224387341" calcext:value-type="float">
            <text:p>-0.050803622438734</text:p>
          </table:table-cell>
          <table:table-cell table:style-name="ce112" table:formula="of:=([.R$4]-[.R7])/[.R$4]" office:value-type="float" office:value="-0.0657973830732059" calcext:value-type="float">
            <text:p>-0.065797383073206</text:p>
          </table:table-cell>
          <table:table-cell table:style-name="ce112" table:formula="of:=([.S$4]-[.S7])/[.S$4]" office:value-type="float" office:value="-0.070047012155917" calcext:value-type="float">
            <text:p>-0.070047012155917</text:p>
          </table:table-cell>
          <table:table-cell table:style-name="ce112" table:formula="of:=([.T$4]-[.T7])/[.T$4]" office:value-type="float" office:value="0.0199805428962031" calcext:value-type="float">
            <text:p>0.019980542896203</text:p>
          </table:table-cell>
          <table:table-cell table:style-name="ce112" table:formula="of:=([.U$4]-[.U7])/[.U$4]" office:value-type="float" office:value="-0.0248951907424609" calcext:value-type="float">
            <text:p>-0.024895190742461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formula="of:=SUM([.D13:.U13])/15" office:value-type="float" office:value="-0.0204674815534283" calcext:value-type="float">
            <text:p>-0.020467481553428</text:p>
          </table:table-cell>
          <table:table-cell table:style-name="ce13" table:formula="of:=[.B13]*(-1)" office:value-type="percentage" office:value="0.0204674815534283" calcext:value-type="percentage">
            <text:p>2.05%</text:p>
          </table:table-cell>
          <table:table-cell table:style-name="ce112"/>
          <table:table-cell table:style-name="ce112" table:formula="of:=([.E$4]-[.E8])/[.E$4]" office:value-type="float" office:value="-0.0261832625852417" calcext:value-type="float">
            <text:p>-0.026183262585242</text:p>
          </table:table-cell>
          <table:table-cell table:style-name="ce112" table:formula="of:=([.F$4]-[.F8])/[.F$4]" office:value-type="float" office:value="-0.0502584969189657" calcext:value-type="float">
            <text:p>-0.050258496918966</text:p>
          </table:table-cell>
          <table:table-cell table:style-name="ce112" table:formula="of:=([.G$4]-[.G8])/[.G$4]" office:value-type="float" office:value="-0.00758886303281951" calcext:value-type="float">
            <text:p>-0.00758886303282</text:p>
          </table:table-cell>
          <table:table-cell table:style-name="ce112"/>
          <table:table-cell table:style-name="ce112" table:formula="of:=([.I$4]-[.I8])/[.I$4]" office:value-type="float" office:value="-0.000467775413538204" calcext:value-type="float">
            <text:p>-0.000467775413538</text:p>
          </table:table-cell>
          <table:table-cell table:style-name="ce112" table:formula="of:=([.J$4]-[.J8])/[.J$4]" office:value-type="float" office:value="-0.0269889982002019" calcext:value-type="float">
            <text:p>-0.026988998200202</text:p>
          </table:table-cell>
          <table:table-cell table:style-name="ce112" table:formula="of:=([.K$4]-[.K8])/[.K$4]" office:value-type="float" office:value="-0.0183330641076157" calcext:value-type="float">
            <text:p>-0.018333064107616</text:p>
          </table:table-cell>
          <table:table-cell table:style-name="ce112" table:formula="of:=([.L$4]-[.L8])/[.L$4]" office:value-type="float" office:value="-0.018625916547226" calcext:value-type="float">
            <text:p>-0.018625916547226</text:p>
          </table:table-cell>
          <table:table-cell table:style-name="ce112" table:formula="of:=([.M$4]-[.M8])/[.M$4]" office:value-type="float" office:value="-0.0181537814288107" calcext:value-type="float">
            <text:p>-0.018153781428811</text:p>
          </table:table-cell>
          <table:table-cell table:style-name="ce112"/>
          <table:table-cell table:style-name="ce112" table:formula="of:=([.O$4]-[.O8])/[.O$4]" office:value-type="float" office:value="-0.0580127334034048" calcext:value-type="float">
            <text:p>-0.058012733403405</text:p>
          </table:table-cell>
          <table:table-cell table:style-name="ce112" table:formula="of:=([.P$4]-[.P8])/[.P$4]" office:value-type="float" office:value="-0.0237895950548125" calcext:value-type="float">
            <text:p>-0.023789595054813</text:p>
          </table:table-cell>
          <table:table-cell table:style-name="ce112" table:formula="of:=([.Q$4]-[.Q8])/[.Q$4]" office:value-type="float" office:value="-0.0183217547517608" calcext:value-type="float">
            <text:p>-0.018321754751761</text:p>
          </table:table-cell>
          <table:table-cell table:style-name="ce112" table:formula="of:=([.R$4]-[.R8])/[.R$4]" office:value-type="float" office:value="-0.033184087786616" calcext:value-type="float">
            <text:p>-0.033184087786616</text:p>
          </table:table-cell>
          <table:table-cell table:style-name="ce112" table:formula="of:=([.S$4]-[.S8])/[.S$4]" office:value-type="float" office:value="-0.0102342693163431" calcext:value-type="float">
            <text:p>-0.010234269316343</text:p>
          </table:table-cell>
          <table:table-cell table:style-name="ce112" table:formula="of:=([.T$4]-[.T8])/[.T$4]" office:value-type="float" office:value="-0.00502495221206569" calcext:value-type="float">
            <text:p>-0.005024952212066</text:p>
          </table:table-cell>
          <table:table-cell table:style-name="ce112" table:formula="of:=([.U$4]-[.U8])/[.U$4]" office:value-type="float" office:value="0.00815532745799793" calcext:value-type="float">
            <text:p>0.008155327457998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formula="of:=SUM([.D14:.U14])/15" office:value-type="float" office:value="-0.0244648812261223" calcext:value-type="float">
            <text:p>-0.024464881226122</text:p>
          </table:table-cell>
          <table:table-cell table:style-name="ce13" table:formula="of:=[.B14]*(-1)" office:value-type="percentage" office:value="0.0244648812261223" calcext:value-type="percentage">
            <text:p>2.45%</text:p>
          </table:table-cell>
          <table:table-cell table:style-name="ce112"/>
          <table:table-cell table:style-name="ce112" table:formula="of:=([.E$4]-[.E9])/[.E$4]" office:value-type="float" office:value="-0.0322402880969349" calcext:value-type="float">
            <text:p>-0.032240288096935</text:p>
          </table:table-cell>
          <table:table-cell table:style-name="ce112" table:formula="of:=([.F$4]-[.F9])/[.F$4]" office:value-type="float" office:value="-0.0606251897232141" calcext:value-type="float">
            <text:p>-0.060625189723214</text:p>
          </table:table-cell>
          <table:table-cell table:style-name="ce112" table:formula="of:=([.G$4]-[.G9])/[.G$4]" office:value-type="float" office:value="-0.0134509607986855" calcext:value-type="float">
            <text:p>-0.013450960798686</text:p>
          </table:table-cell>
          <table:table-cell table:style-name="ce112"/>
          <table:table-cell table:style-name="ce112" table:formula="of:=([.I$4]-[.I9])/[.I$4]" office:value-type="float" office:value="-0.0125778907008629" calcext:value-type="float">
            <text:p>-0.012577890700863</text:p>
          </table:table-cell>
          <table:table-cell table:style-name="ce112" table:formula="of:=([.J$4]-[.J9])/[.J$4]" office:value-type="float" office:value="-0.0320743870847801" calcext:value-type="float">
            <text:p>-0.03207438708478</text:p>
          </table:table-cell>
          <table:table-cell table:style-name="ce112" table:formula="of:=([.K$4]-[.K9])/[.K$4]" office:value-type="float" office:value="-0.0303286947234141" calcext:value-type="float">
            <text:p>-0.030328694723414</text:p>
          </table:table-cell>
          <table:table-cell table:style-name="ce112" table:formula="of:=([.L$4]-[.L9])/[.L$4]" office:value-type="float" office:value="-0.00929098406585904" calcext:value-type="float">
            <text:p>-0.009290984065859</text:p>
          </table:table-cell>
          <table:table-cell table:style-name="ce112" table:formula="of:=([.M$4]-[.M9])/[.M$4]" office:value-type="float" office:value="-0.0349446625002974" calcext:value-type="float">
            <text:p>-0.034944662500298</text:p>
          </table:table-cell>
          <table:table-cell table:style-name="ce112"/>
          <table:table-cell table:style-name="ce112" table:formula="of:=([.O$4]-[.O9])/[.O$4]" office:value-type="float" office:value="-0.0240177621332143" calcext:value-type="float">
            <text:p>-0.024017762133214</text:p>
          </table:table-cell>
          <table:table-cell table:style-name="ce112" table:formula="of:=([.P$4]-[.P9])/[.P$4]" office:value-type="float" office:value="-0.00815463546378876" calcext:value-type="float">
            <text:p>-0.008154635463789</text:p>
          </table:table-cell>
          <table:table-cell table:style-name="ce112" table:formula="of:=([.Q$4]-[.Q9])/[.Q$4]" office:value-type="float" office:value="-0.0426217128721897" calcext:value-type="float">
            <text:p>-0.04262171287219</text:p>
          </table:table-cell>
          <table:table-cell table:style-name="ce112" table:formula="of:=([.R$4]-[.R9])/[.R$4]" office:value-type="float" office:value="-0.060691335135653" calcext:value-type="float">
            <text:p>-0.060691335135653</text:p>
          </table:table-cell>
          <table:table-cell table:style-name="ce112" table:formula="of:=([.S$4]-[.S9])/[.S$4]" office:value-type="float" office:value="-0.0170255311713592" calcext:value-type="float">
            <text:p>-0.017025531171359</text:p>
          </table:table-cell>
          <table:table-cell table:style-name="ce112" table:formula="of:=([.T$4]-[.T9])/[.T$4]" office:value-type="float" office:value="0.0105851138616868" calcext:value-type="float">
            <text:p>0.010585113861687</text:p>
          </table:table-cell>
          <table:table-cell table:style-name="ce112" table:formula="of:=([.U$4]-[.U9])/[.U$4]" office:value-type="float" office:value="0.000485702216731565" calcext:value-type="float">
            <text:p>0.000485702216732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formula="of:=SUM([.D15:.U15])/15" office:value-type="float" office:value="-0.124037361602611" calcext:value-type="float">
            <text:p>-0.124037361602611</text:p>
          </table:table-cell>
          <table:table-cell table:style-name="ce13" table:formula="of:=[.B15]*(-1)" office:value-type="percentage" office:value="0.124037361602611" calcext:value-type="percentage">
            <text:p>12.40%</text:p>
          </table:table-cell>
          <table:table-cell table:style-name="ce112"/>
          <table:table-cell table:style-name="ce112" table:formula="of:=([.E$4]-[.E10])/[.E$4]" office:value-type="float" office:value="-0.379073780829532" calcext:value-type="float">
            <text:p>-0.379073780829532</text:p>
          </table:table-cell>
          <table:table-cell table:style-name="ce112" table:formula="of:=([.F$4]-[.F10])/[.F$4]" office:value-type="float" office:value="-0.276980617736482" calcext:value-type="float">
            <text:p>-0.276980617736482</text:p>
          </table:table-cell>
          <table:table-cell table:style-name="ce112" table:formula="of:=([.G$4]-[.G10])/[.G$4]" office:value-type="float" office:value="-0.0471149966849594" calcext:value-type="float">
            <text:p>-0.047114996684959</text:p>
          </table:table-cell>
          <table:table-cell table:style-name="ce112"/>
          <table:table-cell table:style-name="ce112" table:formula="of:=([.I$4]-[.I10])/[.I$4]" office:value-type="float" office:value="-0.0101176678886427" calcext:value-type="float">
            <text:p>-0.010117667888643</text:p>
          </table:table-cell>
          <table:table-cell table:style-name="ce112" table:formula="of:=([.J$4]-[.J10])/[.J$4]" office:value-type="float" office:value="-0.214238417324075" calcext:value-type="float">
            <text:p>-0.214238417324075</text:p>
          </table:table-cell>
          <table:table-cell table:style-name="ce112" table:formula="of:=([.K$4]-[.K10])/[.K$4]" office:value-type="float" office:value="-0.0279512173717051" calcext:value-type="float">
            <text:p>-0.027951217371705</text:p>
          </table:table-cell>
          <table:table-cell table:style-name="ce112" table:formula="of:=([.L$4]-[.L10])/[.L$4]" office:value-type="float" office:value="-0.0328125499628234" calcext:value-type="float">
            <text:p>-0.032812549962824</text:p>
          </table:table-cell>
          <table:table-cell table:style-name="ce112" table:formula="of:=([.M$4]-[.M10])/[.M$4]" office:value-type="float" office:value="-0.10011463671405" calcext:value-type="float">
            <text:p>-0.10011463671405</text:p>
          </table:table-cell>
          <table:table-cell table:style-name="ce112"/>
          <table:table-cell table:style-name="ce112" table:formula="of:=([.O$4]-[.O10])/[.O$4]" office:value-type="float" office:value="-0.0335717714483495" calcext:value-type="float">
            <text:p>-0.03357177144835</text:p>
          </table:table-cell>
          <table:table-cell table:style-name="ce112" table:formula="of:=([.P$4]-[.P10])/[.P$4]" office:value-type="float" office:value="-0.0244915914236351" calcext:value-type="float">
            <text:p>-0.024491591423635</text:p>
          </table:table-cell>
          <table:table-cell table:style-name="ce112" table:formula="of:=([.Q$4]-[.Q10])/[.Q$4]" office:value-type="float" office:value="-0.0677573589322849" calcext:value-type="float">
            <text:p>-0.067757358932285</text:p>
          </table:table-cell>
          <table:table-cell table:style-name="ce112" table:formula="of:=([.R$4]-[.R10])/[.R$4]" office:value-type="float" office:value="-0.329027827053561" calcext:value-type="float">
            <text:p>-0.329027827053561</text:p>
          </table:table-cell>
          <table:table-cell table:style-name="ce112" table:formula="of:=([.S$4]-[.S10])/[.S$4]" office:value-type="float" office:value="-0.273455233278676" calcext:value-type="float">
            <text:p>-0.273455233278676</text:p>
          </table:table-cell>
          <table:table-cell table:style-name="ce112" table:formula="of:=([.T$4]-[.T10])/[.T$4]" office:value-type="float" office:value="-0.0224208834384656" calcext:value-type="float">
            <text:p>-0.022420883438466</text:p>
          </table:table-cell>
          <table:table-cell table:style-name="ce112" table:formula="of:=([.U$4]-[.U10])/[.U$4]" office:value-type="float" office:value="-0.0214318739519288" calcext:value-type="float">
            <text:p>-0.021431873951929</text:p>
          </table:table-cell>
          <table:table-cell table:style-name="ce39" table:number-columns-repeated="10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2" table:formula="of:=SUM([.D16:.N16])/22" office:value-type="float" office:value="0" calcext:value-type="float">
            <text:p>0</text:p>
          </table:covered-table-cell>
          <table:table-cell table:style-name="ce12"/>
          <table:table-cell table:style-name="ce21" office:value-type="string" calcext:value-type="string" table:number-columns-spanned="11" table:number-rows-spanned="1">
            <text:p>Relative difference of the fitness value in comparison with the optimal value if known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17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formula="of:=SUM([.D17:.U17])/3" office:value-type="float" office:value="-0.1148735928026" calcext:value-type="float">
            <text:p>-0.1148735928026</text:p>
          </table:table-cell>
          <table:table-cell table:style-name="ce13" table:formula="of:=[.B17]*(-1)" office:value-type="percentage" office:value="0.1148735928026" calcext:value-type="percentage">
            <text:p>11.49%</text:p>
          </table:table-cell>
          <table:table-cell table:style-name="ce112" table:formula="of:=([.D$3]-[.D7])/[.D$3]" office:value-type="float" office:value="-0.0794593953556396" calcext:value-type="float">
            <text:p>-0.07945939535564</text:p>
          </table:table-cell>
          <table:table-cell table:style-name="ce112" table:number-columns-repeated="3"/>
          <table:table-cell table:style-name="ce112" table:formula="of:=([.H$3]-[.H7])/[.H$3]" office:value-type="float" office:value="-0.0936587707641525" calcext:value-type="float">
            <text:p>-0.093658770764153</text:p>
          </table:table-cell>
          <table:table-cell table:style-name="ce112" table:number-columns-repeated="5"/>
          <table:table-cell table:style-name="ce112" table:formula="of:=([.N$3]-[.N7])/[.N$3]" office:value-type="float" office:value="-0.171502612288007" calcext:value-type="float">
            <text:p>-0.171502612288007</text:p>
          </table:table-cell>
          <table:table-cell table:style-name="ce112" table:number-columns-repeated="7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formula="of:=SUM([.D18:.U18])/3" office:value-type="float" office:value="-0.074734211905886" calcext:value-type="float">
            <text:p>-0.074734211905886</text:p>
          </table:table-cell>
          <table:table-cell table:style-name="ce13" table:formula="of:=[.B18]*(-1)" office:value-type="percentage" office:value="0.074734211905886" calcext:value-type="percentage">
            <text:p>7.47%</text:p>
          </table:table-cell>
          <table:table-cell table:style-name="ce112" table:formula="of:=([.D$3]-[.D8])/[.D$3]" office:value-type="float" office:value="-0.0841781639771514" calcext:value-type="float">
            <text:p>-0.084178163977151</text:p>
          </table:table-cell>
          <table:table-cell table:style-name="ce112" table:number-columns-repeated="3"/>
          <table:table-cell table:style-name="ce112" table:formula="of:=([.H$3]-[.H8])/[.H$3]" office:value-type="float" office:value="-0.044823673561772" calcext:value-type="float">
            <text:p>-0.044823673561772</text:p>
          </table:table-cell>
          <table:table-cell table:style-name="ce112" table:number-columns-repeated="5"/>
          <table:table-cell table:style-name="ce112" table:formula="of:=([.N$3]-[.N8])/[.N$3]" office:value-type="float" office:value="-0.0952007981787347" calcext:value-type="float">
            <text:p>-0.095200798178735</text:p>
          </table:table-cell>
          <table:table-cell table:style-name="ce112" table:number-columns-repeated="7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formula="of:=SUM([.D19:.U19])/3" office:value-type="float" office:value="-0.0790749205023964" calcext:value-type="float">
            <text:p>-0.079074920502397</text:p>
          </table:table-cell>
          <table:table-cell table:style-name="ce13" table:formula="of:=[.B19]*(-1)" office:value-type="percentage" office:value="0.0790749205023964" calcext:value-type="percentage">
            <text:p>7.91%</text:p>
          </table:table-cell>
          <table:table-cell table:style-name="ce112" table:formula="of:=([.D$3]-[.D9])/[.D$3]" office:value-type="float" office:value="-0.0937472568369113" calcext:value-type="float">
            <text:p>-0.093747256836911</text:p>
          </table:table-cell>
          <table:table-cell table:style-name="ce112" table:number-columns-repeated="3"/>
          <table:table-cell table:style-name="ce112" table:formula="of:=([.H$3]-[.H9])/[.H$3]" office:value-type="float" office:value="-0.0431467352429782" calcext:value-type="float">
            <text:p>-0.043146735242978</text:p>
          </table:table-cell>
          <table:table-cell table:style-name="ce112" table:number-columns-repeated="5"/>
          <table:table-cell table:style-name="ce112" table:formula="of:=([.N$3]-[.N9])/[.N$3]" office:value-type="float" office:value="-0.1003307694273" calcext:value-type="float">
            <text:p>-0.1003307694273</text:p>
          </table:table-cell>
          <table:table-cell table:style-name="ce112" table:number-columns-repeated="7"/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formula="of:=SUM([.D20:.U20])/3" office:value-type="float" office:value="-0.226875643605525" calcext:value-type="float">
            <text:p>-0.226875643605525</text:p>
          </table:table-cell>
          <table:table-cell table:style-name="ce13" table:formula="of:=[.B20]*(-1)" office:value-type="percentage" office:value="0.226875643605525" calcext:value-type="percentage">
            <text:p>22.69%</text:p>
          </table:table-cell>
          <table:table-cell table:style-name="ce112" table:formula="of:=([.D$3]-[.D10])/[.D$3]" office:value-type="float" office:value="-0.141429603003944" calcext:value-type="float">
            <text:p>-0.141429603003944</text:p>
          </table:table-cell>
          <table:table-cell table:style-name="ce112" table:number-columns-repeated="3"/>
          <table:table-cell table:style-name="ce112" table:formula="of:=([.H$3]-[.H10])/[.H$3]" office:value-type="float" office:value="-0.0438627201908567" calcext:value-type="float">
            <text:p>-0.043862720190857</text:p>
          </table:table-cell>
          <table:table-cell table:style-name="ce112" table:number-columns-repeated="5"/>
          <table:table-cell table:style-name="ce112" table:formula="of:=([.N$3]-[.N10])/[.N$3]" office:value-type="float" office:value="-0.495334607621774" calcext:value-type="float">
            <text:p>-0.495334607621774</text:p>
          </table:table-cell>
          <table:table-cell table:style-name="ce112" table:number-columns-repeated="7"/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/>
          <table:table-cell table:style-name="ce7" table:number-columns-repeated="30"/>
          <table:table-cell table:number-columns-repeated="6"/>
        </table:table-row>
        <table:table-row table:style-name="ro5">
          <table:table-cell table:style-name="ce7" table:number-columns-repeated="2"/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heuristics</text:p>
          </table:table-cell>
          <table:table-cell table:style-name="ce7" table:number-columns-repeated="27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HX</text:p>
          </table:table-cell>
          <table:table-cell table:style-name="ce10" table:formula="of:=[.C17]" office:value-type="percentage" office:value="0.1148735928026" calcext:value-type="percentage">
            <text:p>11.49%</text:p>
          </table:table-cell>
          <table:table-cell table:style-name="ce10" table:formula="of:=[.C12]" office:value-type="percentage" office:value="0.054638052168763" calcext:value-type="percentage">
            <text:p>5.46%</text:p>
          </table:table-cell>
          <table:table-cell table:style-name="ce7" table:number-columns-repeated="27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LOX</text:p>
          </table:table-cell>
          <table:table-cell table:style-name="ce10" table:formula="of:=[.C18]" office:value-type="percentage" office:value="0.074734211905886" calcext:value-type="percentage">
            <text:p>7.47%</text:p>
          </table:table-cell>
          <table:table-cell table:style-name="ce10" table:formula="of:=[.C13]" office:value-type="percentage" office:value="0.0204674815534283" calcext:value-type="percentage">
            <text:p>2.05%</text:p>
          </table:table-cell>
          <table:table-cell table:style-name="ce7" table:number-columns-repeated="27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MX</text:p>
          </table:table-cell>
          <table:table-cell table:style-name="ce10" table:formula="of:=[.C19]" office:value-type="percentage" office:value="0.0790749205023964" calcext:value-type="percentage">
            <text:p>7.91%</text:p>
          </table:table-cell>
          <table:table-cell table:style-name="ce10" table:formula="of:=[.C14]" office:value-type="percentage" office:value="0.0244648812261223" calcext:value-type="percentage">
            <text:p>2.45%</text:p>
          </table:table-cell>
          <table:table-cell table:style-name="ce7" table:number-columns-repeated="27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OX</text:p>
          </table:table-cell>
          <table:table-cell table:style-name="ce10" table:formula="of:=[.C20]" office:value-type="percentage" office:value="0.226875643605525" calcext:value-type="percentage">
            <text:p>22.69%</text:p>
          </table:table-cell>
          <table:table-cell table:style-name="ce10" table:formula="of:=[.C15]" office:value-type="percentage" office:value="0.124037361602611" calcext:value-type="percentage">
            <text:p>12.40%</text:p>
          </table:table-cell>
          <table:table-cell table:style-name="ce7" table:number-columns-repeated="27"/>
          <table:table-cell table:number-columns-repeated="6"/>
        </table:table-row>
        <table:table-row table:style-name="ro5" table:number-rows-repeated="9">
          <table:table-cell table:style-name="ce7" table:number-columns-repeated="31"/>
          <table:table-cell table:number-columns-repeated="6"/>
        </table:table-row>
        <table:table-row table:style-name="ro5" table:number-rows-repeated="1048540">
          <table:table-cell table:number-columns-repeated="37"/>
        </table:table-row>
        <table:table-row table:style-name="ro5">
          <table:table-cell table:number-columns-repeated="37"/>
        </table:table-row>
      </table:table>
      <table:table table:name="Sheet2" table:style-name="ta1">
        <table:table-column table:style-name="co17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2"/>
        </table:table-row>
        <table:table-row table:style-name="ro5">
          <table:table-cell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0:38:43.890729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10:46:32.390937728</dc:date>
    <meta:editing-duration>P3DT2H51M26S</meta:editing-duration>
    <meta:editing-cycles>124</meta:editing-cycles>
    <meta:generator>LibreOffice/6.4.2.2$MacOSX_X86_64 LibreOffice_project/4e471d8c02c9c90f512f7f9ead8875b57fcb1ec3</meta:generator>
    <meta:document-statistic meta:table-count="2" meta:cell-count="235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2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chart-properties style:rotation-angle="90"/>
      <style:text-properties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ffd7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7:RESULTS.A20 RESULTS.C17:RESULTS.C20" chart:data-source-has-labels="column" svg:x="2.2cm" svg:y="0.146cm" svg:width="10.831cm" svg:height="13.016cm">
          <chartooo:coordinate-region svg:x="5.131cm" svg:y="0.577cm" svg:width="7.9cm" svg:height="10.93cm"/>
          <chart:axis chart:dimension="x" chart:name="primary-x" chart:style-name="ch3" chartooo:axis-type="auto">
            <chartooo:date-scale/>
            <chart:title svg:x="6.332cm" svg:y="13.175cm" chart:style-name="ch4">
              <text:p>Crossover type</text:p>
            </chart:title>
            <chart:categories table:cell-range-address="RESULTS.A17:RESULTS.A20"/>
          </chart:axis>
          <chart:axis chart:dimension="y" chart:name="primary-y" chart:style-name="ch5">
            <chart:title svg:x="0.288cm" svg:y="7.027cm" chart:style-name="ch6">
              <text:p>E</text:p>
            </chart:title>
            <chart:grid chart:style-name="ch7" chart:class="major"/>
          </chart:axis>
          <chart:series chart:style-name="ch8" chart:values-cell-range-address="RESULTS.C17:RESULTS.C20" chart:class="chart:bar">
            <chart:data-point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7:RESULTS.A20</svg:desc>
                </draw:g>
              </table:table-cell>
              <table:table-cell office:value-type="float" office:value="0.1148735928026">
                <text:p>0.1148735928026</text:p>
                <draw:g>
                  <svg:desc>RESULTS.C17:RESULTS.C20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74734211905886">
                <text:p>0.074734211905886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790749205023964">
                <text:p>0.0790749205023964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226875643605525">
                <text:p>0.226875643605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2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chart-properties style:rotation-angle="90"/>
      <style:text-properties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dedce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2:RESULTS.A15 RESULTS.C12:RESULTS.C15" chart:data-source-has-labels="column" svg:x="1.923cm" svg:y="0.145cm" svg:width="11.107cm" svg:height="13.018cm">
          <chartooo:coordinate-region svg:x="4.854cm" svg:y="0.577cm" svg:width="8.176cm" svg:height="10.931cm"/>
          <chart:axis chart:dimension="x" chart:name="primary-x" chart:style-name="ch3" chartooo:axis-type="auto">
            <chartooo:date-scale/>
            <chart:title svg:x="6.334cm" svg:y="13.175cm" chart:style-name="ch4">
              <text:p>Crossover type</text:p>
            </chart:title>
            <chart:categories table:cell-range-address="RESULTS.A12:RESULTS.A15"/>
          </chart:axis>
          <chart:axis chart:dimension="y" chart:name="primary-y" chart:style-name="ch5">
            <chart:title svg:x="0.288cm" svg:y="6.724cm" chart:style-name="ch6">
              <text:p>E</text:p>
            </chart:title>
            <chart:grid chart:style-name="ch7" chart:class="major"/>
          </chart:axis>
          <chart:series chart:style-name="ch8" chart:values-cell-range-address="RESULTS.C12:RESULTS.C15" chart:class="chart:bar">
            <chart:data-point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2:RESULTS.A15</svg:desc>
                </draw:g>
              </table:table-cell>
              <table:table-cell office:value-type="float" office:value="0.054638052168763">
                <text:p>0.054638052168763</text:p>
                <draw:g>
                  <svg:desc>RESULTS.C12:RESULTS.C15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204674815534283">
                <text:p>0.0204674815534283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244648812261223">
                <text:p>0.0244648812261223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124037361602611">
                <text:p>0.1240373616026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